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a1943" officeooo:paragraph-rsid="000a1943"/>
    </style:style>
    <style:style style:name="P2" style:family="paragraph" style:parent-style-name="Standard">
      <style:text-properties officeooo:rsid="000c021d" officeooo:paragraph-rsid="000c021d"/>
    </style:style>
    <style:style style:name="P3" style:family="paragraph" style:parent-style-name="Standard">
      <style:text-properties officeooo:rsid="000e2914" officeooo:paragraph-rsid="000e2914"/>
    </style:style>
    <style:style style:name="P4" style:family="paragraph" style:parent-style-name="Standard">
      <style:text-properties officeooo:rsid="00101400" officeooo:paragraph-rsid="00101400"/>
    </style:style>
    <style:style style:name="T1" style:family="text">
      <style:text-properties officeooo:rsid="000adf0e"/>
    </style:style>
    <style:style style:name="T2" style:family="text">
      <style:text-properties style:text-position="super 58%"/>
    </style:style>
    <style:style style:name="T3" style:family="text">
      <style:text-properties officeooo:rsid="000d0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Required list of files:</text:p>
      <text:p text:style-name="P1"/>
      <text:p text:style-name="P1">1. Complete JBOSS_HOME/bin directory <text:span text:style-name="T3">and data directory.</text:span></text:p>
      <text:p text:style-name="P1">2. version.txt file, which is outside of bin directory.</text:p>
      <text:p text:style-name="P1">3. file which is located in <text:s/>JBOSS_HOME/modules/system/<text:span text:style-name="T1">layers</text:span>/.overlays/.overlays</text:p>
      <text:p text:style-name="P1">4. Jboss Today server logs</text:p>
      <text:p text:style-name="P1">5. <text:s/>which application is resides transactions related data.</text:p>
      <text:p text:style-name="P1">6. If possible please share the .war bundle of the application.</text:p>
      <text:p text:style-name="P2">7. Switch logs on 14<text:span text:style-name="T2">th</text:span> OCT 3:40:22 AM</text:p>
      <text:p text:style-name="P3">8. How you came to know transaction was failed, manual monitoring or any customer gave a complaint about this?</text:p>
      <text:p text:style-name="P3"/>
      <text:p text:style-name="P3"/>
      <text:p text:style-name="P2"/>
      <text:p text:style-name="P2"/>
      <text:p text:style-name="P2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2:26:31.365209699</meta:creation-date>
    <dc:date>2018-10-23T14:04:14.421585561</dc:date>
    <meta:editing-duration>PT4H15M49S</meta:editing-duration>
    <meta:editing-cycles>5</meta:editing-cycles>
    <meta:generator>LibreOffice/6.0.1.1$Linux_X86_64 LibreOffice_project/60bfb1526849283ce2491346ed2aa51c465abfe6</meta:generator>
    <meta:document-statistic meta:table-count="0" meta:image-count="0" meta:object-count="0" meta:page-count="1" meta:paragraph-count="9" meta:word-count="78" meta:character-count="510" meta:non-whitespace-character-count="439"/>
  </office:meta>
</office:document-meta>
</file>